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year2@localhost ~]$ cat student</text:p>
      <text:p text:style-name="Standard">lakshman</text:p>
      <text:p text:style-name="Standard">yeshawanth</text:p>
      <text:p text:style-name="Standard">ravitej</text:p>
      <text:p text:style-name="Standard">shankar</text:p>
      <text:p text:style-name="Standard">malpani</text:p>
      <text:p text:style-name="Standard">sandeep</text:p>
      <text:p text:style-name="Standard">vivek</text:p>
      <text:p text:style-name="Standard">abhishek</text:p>
      <text:p text:style-name="Standard"/>
      <text:p text:style-name="Standard"/>
      <text:p text:style-name="Standard"/>
      <text:p text:style-name="Standard">[year2@localhost ~]$ more student</text:p>
      <text:p text:style-name="Standard">lakshman</text:p>
      <text:p text:style-name="Standard">yeshawanth</text:p>
      <text:p text:style-name="Standard">ravitej</text:p>
      <text:p text:style-name="Standard">shankar</text:p>
      <text:p text:style-name="Standard">malpani</text:p>
      <text:p text:style-name="Standard">sandeep</text:p>
      <text:p text:style-name="Standard">vivek</text:p>
      <text:p text:style-name="Standard">abhishek</text:p>
      <text:p text:style-name="Standard"/>
      <text:p text:style-name="Standard"/>
      <text:p text:style-name="Standard"/>
      <text:p text:style-name="Standard">[year2@localhost ~]$</text:p>
      <text:p text:style-name="Standard"/>
      <text:p text:style-name="Standard"/>
      <text:p text:style-name="Standard"/>
      <text:p text:style-name="Standard">[year2@localhost ~]$ wc student</text:p>
      <text:p text:style-name="Standard">11 <text:s/>8 70 student</text:p>
      <text:p text:style-name="Standard">[year2@localhost ~]$ wc -l student</text:p>
      <text:p text:style-name="Standard">11 student</text:p>
      <text:p text:style-name="Standard">[year2@localhost ~]$ wc -w student</text:p>
      <text:p text:style-name="Standard">8 student</text:p>
      <text:p text:style-name="Standard">[year2@localhost ~]$ wc -c student</text:p>
      <text:p text:style-name="Standard">70 student</text:p>
      <text:p text:style-name="Standard">[year2@localhost ~]$</text:p>
      <text:p text:style-name="Standard"/>
      <text:p text:style-name="Standard"/>
      <text:p text:style-name="Standard"/>
      <text:p text:style-name="Standard"/>
      <text:p text:style-name="Standard">[year2@localhost ~]$ cp s* backup</text:p>
      <text:p text:style-name="Standard">cp: omitting directory `sandeep'</text:p>
      <text:p text:style-name="Standard">cp: omitting directory `sindhu'</text:p>
      <text:p text:style-name="Standard">[year2@localhost ~]$</text:p>
      <text:p text:style-name="Standard"/>
      <text:p text:style-name="Standard"/>
      <text:p text:style-name="Standard"/>
      <text:p text:style-name="Standard">[year2@localhost ~]$ cat &gt;movie</text:p>
      <text:p text:style-name="Standard">DIE HARD</text:p>
      <text:p text:style-name="Standard">JURASSIC PARK</text:p>
      <text:p text:style-name="Standard">MASK</text:p>
      <text:p text:style-name="Standard">ALADDIN</text:p>
      <text:p text:style-name="Standard">TOM&amp;JERRY</text:p>
      <text:p text:style-name="Standard"/>
      <text:p text:style-name="Standard">[3]+ <text:s/>Stopped <text:s text:c="16"/>cat &gt;movie</text:p>
      <text:p text:style-name="Standard">[year2@localhost ~]$ cat &gt;movie1</text:p>
      <text:p text:style-name="Standard">DIE HARD</text:p>
      <text:p text:style-name="Standard">JURASSIC PARK</text:p>
      <text:p text:style-name="Standard">MASK</text:p>
      <text:p text:style-name="Standard">TERMINATOR</text:p>
      <text:p text:style-name="Standard">ALADDIN</text:p>
      <text:p text:style-name="Standard"/>
      <text:p text:style-name="Standard">[4]+ <text:s/>Stopped <text:s text:c="16"/>cat &gt;movie1</text:p>
      <text:p text:style-name="Standard">[year2@localhost ~]$ </text:p>
      <text:p text:style-name="Standard">[year2@localhost ~]$ cmp movie movie1</text:p>
      <text:p text:style-name="Standard">movie movie1 differ: byte 29, line 4</text:p>
      <text:p text:style-name="Standard">[year2@localhost ~]$ diff movie movie1</text:p>
      <text:p text:style-name="Standard">3a4</text:p>
      <text:p text:style-name="Standard">&gt; TERMINATOR</text:p>
      <text:p text:style-name="Standard">5d5</text:p>
      <text:p text:style-name="Standard">&lt; TOM&amp;JERRY</text:p>
      <text:p text:style-name="Standard">[year2@localhost ~]$ comm movie movie1</text:p>
      <text:p text:style-name="Standard"><text:s text:c="16"/>DIE HARD</text:p>
      <text:p text:style-name="Standard"><text:s text:c="16"/>JURASSIC PARK</text:p>
      <text:p text:style-name="Standard"><text:s text:c="16"/>MASK</text:p>
      <text:p text:style-name="Standard">ALADDIN</text:p>
      <text:p text:style-name="Standard"><text:s text:c="8"/>TERMINATOR</text:p>
      <text:p text:style-name="Standard"><text:s text:c="8"/>ALADDIN</text:p>
      <text:p text:style-name="Standard">TOM&amp;JERRY</text:p>
      <text:p text:style-name="Standard">[year2@localhost ~]$ </text:p>
      <text:p text:style-name="Standard"/>
      <text:p text:style-name="Standard"/>
      <text:p text:style-name="Standard">[year2@localhost ~]$ cat student</text:p>
      <text:p text:style-name="Standard">lakshman</text:p>
      <text:p text:style-name="Standard">yeshawanth</text:p>
      <text:p text:style-name="Standard">ravitej</text:p>
      <text:p text:style-name="Standard">shankar</text:p>
      <text:p text:style-name="Standard">malpani</text:p>
      <text:p text:style-name="Standard">sandeep</text:p>
      <text:p text:style-name="Standard">vivek</text:p>
      <text:p text:style-name="Standard">abhishek</text:p>
      <text:p text:style-name="Standard"/>
      <text:p text:style-name="Standard"/>
      <text:p text:style-name="Standard"/>
      <text:p text:style-name="Standard">[year2@localhost ~]$ od -b student</text:p>
      <text:p text:style-name="Standard">0000000 154 141 153 163 150 155 141 156 012 171 145 163 150 141 167 141</text:p>
      <text:p text:style-name="Standard">0000020 156 164 150 012 162 141 166 151 164 145 152 012 163 150 141 156</text:p>
      <text:p text:style-name="Standard">0000040 153 141 162 012 155 141 154 160 141 156 151 012 163 141 156 144</text:p>
      <text:p text:style-name="Standard">0000060 145 145 160 012 166 151 166 145 153 012 141 142 150 151 163 150</text:p>
      <text:p text:style-name="Standard">0000100 145 153 012 012 012 012</text:p>
      <text:p text:style-name="Standard">0000106</text:p>
      <text:p text:style-name="Standard">[year2@localhost ~]$ </text:p>
      <text:p text:style-name="Standard"/>
      <text:p text:style-name="Standard"/>
      <text:p text:style-name="Standard">[year2@localhost ~]$ tty</text:p>
      <text:p text:style-name="Standard">/dev/pts/1</text:p>
      <text:p text:style-name="Standard">[year2@localhost ~]$ who</text:p>
      <text:p text:style-name="Standard">year2 <text:s text:c="3"/>pts/1 <text:s text:c="7"/>2011-01-04 13:42 (:0.0)</text:p>
      <text:p text:style-name="Standard">[year2@localhost ~]$ who am i</text:p>
      <text:p text:style-name="Standard">year2 <text:s text:c="3"/>pts/1 <text:s text:c="7"/>2011-01-04 13:42 (:0.0)</text:p>
      <text:p text:style-name="Standard">[year2@localhost ~]$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[year2@localhost ~]$ cal 1 2011</text:p>
      <text:p text:style-name="Standard"><text:s text:c="4"/>January 2011 <text:s text:c="3"/></text:p>
      <text:p text:style-name="Standard">Su Mo Tu We Th Fr Sa</text:p>
      <text:p text:style-name="Standard"><text:s text:c="19"/>1</text:p>
      <text:p text:style-name="Standard"><text:s/>2 <text:s/>3 <text:s/>4 <text:s/>5 <text:s/>6 <text:s/>7 <text:s/>8</text:p>
      <text:p text:style-name="Standard"><text:s/>9 10 11 12 13 14 15</text:p>
      <text:p text:style-name="Standard">16 17 18 19 20 21 22</text:p>
      <text:p text:style-name="Standard">23 24 25 26 27 28 29</text:p>
      <text:p text:style-name="Standard">30 31</text:p>
      <text:p text:style-name="Standard">[year2@localhost ~]$</text:p>
      <text:p text:style-name="Standard"/>
      <text:p text:style-name="Standard"/>
      <text:p text:style-name="Standard"/>
      <text:p text:style-name="Standard">[year2@localhost ~]$ cal 7 1991</text:p>
      <text:p text:style-name="Standard"><text:s text:c="5"/>July 1991 <text:s text:c="5"/></text:p>
      <text:p text:style-name="Standard">Su Mo Tu We Th Fr Sa</text:p>
      <text:p text:style-name="Standard"><text:s text:c="4"/>1 <text:s/>2 <text:s/>3 <text:s/>4 <text:s/>5 <text:s/>6</text:p>
      <text:p text:style-name="Standard"><text:s/>7 <text:s/>8 <text:s/>9 10 11 12 13</text:p>
      <text:p text:style-name="Standard">14 15 16 17 18 19 20</text:p>
      <text:p text:style-name="Standard">21 22 23 24 25 26 27</text:p>
      <text:p text:style-name="Standard">28 29 30 31</text:p>
      <text:p text:style-name="Standard"/>
      <text:p text:style-name="Standard">[year2@localhost ~]$ </text:p>
      <text:p text:style-name="Standard"/>
      <text:p text:style-name="Standard"/>
      <text:p text:style-name="Standard">[year2@localhost ~]$ echo there are `ls|wc`files in my login</text:p>
      <text:p text:style-name="Standard">there are 25 33 228files in my login</text:p>
      <text:p text:style-name="Standard">[year2@localhost ~]$</text:p>
      <text:p text:style-name="Standard"/>
      <text:p text:style-name="Standard"/>
      <text:p text:style-name="Standard">[year2@localhost ~]$ c=`who am i`</text:p>
      <text:p text:style-name="Standard">[year2@localhost ~]$ echo $c</text:p>
      <text:p text:style-name="Standard">year2 pts/1 2011-01-04 13:42 (:0.0)</text:p>
      <text:p text:style-name="Standard">[year2@localhost ~]$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[year2@localhost ~]$ who &gt; people</text:p>
      <text:p text:style-name="Standard">[year2@localhost ~]$ who</text:p>
      <text:p text:style-name="Standard">year2 <text:s text:c="3"/>pts/1 <text:s text:c="7"/>2011-01-04 13:42 (:0.0)</text:p>
      <text:p text:style-name="Standard">[year2@localhost ~]$ cat people</text:p>
      <text:p text:style-name="Standard">year2 <text:s text:c="3"/>pts/1 <text:s text:c="7"/>2011-01-04 13:42 (:0.0)</text:p>
      <text:p text:style-name="Standard">[year2@localhost ~]$</text:p>
      <text:p text:style-name="Standard"/>
      <text:p text:style-name="Standard"/>
      <text:p text:style-name="Standard">[year2@localhost ~]$ f=information</text:p>
      <text:p text:style-name="Standard">[year2@localhost ~]$ s=technology</text:p>
      <text:p text:style-name="Standard">[year2@localhost ~]$ echo $f $s</text:p>
      <text:p text:style-name="Standard">information technology</text:p>
      <text:p text:style-name="Standard">[year2@localhost ~]$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LGC Sans" style:font-size-asian="12pt" style:language-asian="en" style:country-asian="US" style:font-name-complex="DejaVu LGC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LGC Sans" style:font-size-asian="14pt" style:font-name-complex="DejaVu LGC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11-01-04T14:32:59</meta:creation-date>
    <dc:date>2011-01-04T14:37:47</dc:date>
    <dc:language>en-US</dc:language>
    <meta:editing-cycles>3</meta:editing-cycles>
    <meta:editing-duration>PT9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124" meta:word-count="452" meta:character-count="2701"/>
  </office:meta>
</office:document-meta>
</file>